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IBM Plex Sans" svg:font-family="'IBM Plex Sans'" style:font-family-generic="roman" style:font-pitch="variable"/>
    <style:font-face style:name="IBM Plex Sans1" svg:font-family="'IBM Plex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3" svg:font-family="'IBM Plex Sans'" style:font-family-generic="swiss" style:font-pitch="variable"/>
    <style:font-face style:name="IBM Plex Sans2" svg:font-family="'IBM Plex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82cfff" draw:textarea-horizontal-align="justify" draw:textarea-vertical-align="middle" draw:auto-grow-height="false" fo:min-height="0.728cm" fo:min-width="6.065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7eb6" draw:textarea-horizontal-align="justify" draw:textarea-vertical-align="middle" draw:auto-grow-height="false" fo:min-height="0.722cm" fo:min-width="6.187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82cfff" draw:textarea-horizontal-align="justify" draw:textarea-vertical-align="middle" draw:auto-grow-height="false" fo:min-height="0.722cm" fo:min-width="4.17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82cfff" draw:textarea-horizontal-align="justify" draw:textarea-vertical-align="middle" draw:auto-grow-height="false" fo:min-height="0.722cm" fo:min-width="4.672cm" fo:padding-top="0.139cm" fo:padding-bottom="0.139cm" fo:padding-left="0.264cm" fo:padding-right="0.264cm"/>
      <style:paragraph-properties style:writing-mode="lr-tb"/>
    </style:style>
    <style:style style:name="gr5" style:family="graphic" style:parent-style-name="objectwithoutfill">
      <style:graphic-properties svg:stroke-width="0.053cm" svg:stroke-color="#0f62fe" draw:marker-start-width="0.279cm" draw:marker-end="Symmetric_20_Arrow" draw:marker-end-width="0.379cm" draw:fill="solid" draw:fill-color="#0f62f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f62fe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7.927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31cm" fo:min-width="0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0.462cm" fo:min-width="17.612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106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f7eb6" draw:textarea-horizontal-align="justify" draw:textarea-vertical-align="middle" draw:auto-grow-height="false" fo:min-height="0.722cm" fo:min-width="5.67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ff7eb6" draw:textarea-horizontal-align="justify" draw:textarea-vertical-align="middle" draw:auto-grow-height="false" fo:min-height="0.722cm" fo:min-width="4.172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9cm" fo:min-width="0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8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.0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5.086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7eb6" draw:textarea-horizontal-align="justify" draw:textarea-vertical-align="middle" draw:auto-grow-height="false" fo:min-height="0.722cm" fo:min-width="4.372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7eb6" draw:textarea-horizontal-align="justify" draw:textarea-vertical-align="middle" draw:auto-grow-height="false" fo:min-height="0.722cm" fo:min-width="3.972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svg:stroke-width="0.028cm" svg:stroke-color="#000000" draw:marker-start-width="0.242cm" draw:marker-end-width="0.242cm" draw:fill-color="#ff7eb6" draw:textarea-horizontal-align="justify" draw:textarea-vertical-align="middle" draw:auto-grow-height="false" fo:min-height="0.722cm" fo:min-width="4.772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56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69cm"/>
      <style:paragraph-properties style:writing-mode="lr-tb"/>
    </style:style>
    <style:style style:name="gr26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5.318cm" fo:min-width="5.868cm" fo:padding-top="0.139cm" fo:padding-bottom="0.139cm" fo:padding-left="0.264cm" fo:padding-right="0.2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44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9cm" fo:min-width="0cm"/>
      <style:paragraph-properties style:writing-mode="lr-tb"/>
    </style:style>
    <style:style style:name="P1" style:family="paragraph">
      <style:paragraph-properties fo:text-align="start" style:writing-mode="lr-tb"/>
      <style:text-properties style:font-name="IBM Plex Sans3" fo:font-size="18pt" style:font-size-asian="18pt" style:font-size-complex="18pt"/>
    </style:style>
    <style:style style:name="P2" style:family="paragraph">
      <loext:graphic-properties draw:fill-color="#82cfff"/>
      <style:paragraph-properties fo:text-align="start" style:writing-mode="lr-tb"/>
      <style:text-properties style:font-name="IBM Plex Sans3" fo:font-size="18pt" style:font-size-asian="18pt" style:font-size-complex="18pt"/>
    </style:style>
    <style:style style:name="P3" style:family="paragraph">
      <loext:graphic-properties draw:fill-color="#ff7eb6"/>
      <style:paragraph-properties fo:text-align="start" style:writing-mode="lr-tb"/>
      <style:text-properties style:font-name="IBM Plex Sans3" fo:font-size="18pt" style:font-size-asian="18pt" style:font-size-complex="18pt"/>
    </style:style>
    <style:style style:name="P4" style:family="paragraph">
      <loext:graphic-properties draw:fill="solid" draw:fill-color="#0f62f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start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style:font-name="IBM Plex Sans3" fo:font-size="18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593cm" svg:height="1.006cm" svg:x="1.1cm" svg:y="11cm">
          <text:p text:style-name="P1"><text:span text:style-name="T1">Application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715cm" svg:height="1cm" svg:x="12.285cm" svg:y="7.2cm">
          <text:p text:style-name="P1"><text:span text:style-name="T1">docker_logdna 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7cm" svg:height="1cm" svg:x="21.9cm" svg:y="11.7cm">
          <text:p text:style-name="P1"><text:span text:style-name="T1">Logdna 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5.2cm" svg:height="1cm" svg:x="3.4cm" svg:y="3cm">
          <text:p text:style-name="P1"><text:span text:style-name="T1">Docker Daem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7.693cm" svg:y1="11.503cm" svg:x2="12.285cm" svg:y2="7.7cm" draw:start-shape="id1" draw:start-glue-point="1" draw:end-shape="id2" draw:end-glue-point="3" svg:d="M7693 11503h2295v-3803h2297" svg:viewBox="0 0 4593 3804">
          <text:p/>
        </draw:connector>
        <draw:connector draw:style-name="gr6" draw:text-style-name="P5" draw:layer="layout" svg:x1="8.6cm" svg:y1="3.5cm" svg:x2="15.642cm" svg:y2="7.2cm" draw:start-shape="id3" draw:start-glue-point="1" draw:end-shape="id2" draw:end-glue-point="0" svg:d="M8600 3500h7042v3700" svg:viewBox="0 0 7043 3701">
          <text:p/>
        </draw:connector>
        <draw:frame draw:style-name="gr7" draw:text-style-name="P6" draw:layer="layout" svg:width="6.5cm" svg:height="2.729cm" svg:x="8.8cm" svg:y="3.771cm">
          <draw:text-box>
            <text:p>HTTP Socket</text:p>
            <text:p>(Instruct Plugin what Containers to Log)</text:p>
          </draw:text-box>
        </draw:frame>
        <draw:frame draw:style-name="gr8" draw:text-style-name="P6" draw:layer="layout" svg:width="8.427cm" svg:height="1.903cm" svg:x="1.3cm" svg:y="8.7cm">
          <draw:text-box>
            <text:p>Protobuf encoded FiFo File</text:p>
            <text:p>(Stream Log Lines to Plugin)</text:p>
          </draw:text-box>
        </draw:frame>
        <draw:connector draw:style-name="gr9" draw:text-style-name="P7" draw:layer="layout" svg:x1="19cm" svg:y1="7.7cm" svg:x2="21.9cm" svg:y2="12.2cm" draw:start-shape="id2" draw:start-glue-point="1" draw:end-shape="id4" svg:d="M19000 7700h1450v4500h1450" svg:viewBox="0 0 2901 4501">
          <text:p/>
        </draw:connector>
        <draw:frame draw:style-name="gr10" draw:text-style-name="P9" draw:layer="layout" svg:width="7cm" svg:height="3.781cm" svg:x="20.8cm" svg:y="7.819cm">
          <draw:text-box>
            <text:p text:style-name="P8">HTTP Logdna</text:p>
            <text:p text:style-name="P8">Protocol</text:p>
            <text:p text:style-name="P8">(Send Log Lines in Batches to IBM Cloud)</text:p>
          </draw:text-box>
        </draw:frame>
        <draw:custom-shape draw:style-name="gr11" draw:text-style-name="P10" draw:layer="layout" svg:width="19.3cm" svg:height="11.9cm" svg:x="0.4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6.606cm" svg:height="1.077cm" svg:x="12.394cm" svg:y="1.9cm">
          <draw:text-box>
            <text:p text:style-name="P11">Log-producing Server</text:p>
          </draw:text-box>
        </draw:frame>
      </draw:page>
      <draw:page draw:name="page2" draw:style-name="dp1" draw:master-page-name="Default">
        <draw:custom-shape draw:style-name="gr1" draw:text-style-name="P2" xml:id="id9" draw:id="id9" draw:layer="layout" svg:width="6.593cm" svg:height="1.006cm" svg:x="3.2cm" svg:y="7.694cm">
          <text:p text:style-name="P1"><text:span text:style-name="T1">Application 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2cm" svg:height="1cm" svg:x="3cm" svg:y="2cm">
          <text:p text:style-name="P1"><text:span text:style-name="T1">Docker Dae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6" draw:id="id6" draw:layer="layout" svg:width="6.2cm" svg:height="1cm" svg:x="10.5cm" svg:y="4.1cm">
          <text:p text:style-name="P1"><text:span text:style-name="T1">New HTTP Request?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2.5cm" svg:x2="10.5cm" svg:y2="4.6cm" draw:start-shape="id5" draw:start-glue-point="1" draw:end-shape="id6" draw:end-glue-point="3" svg:d="M8200 2500h1150v2100h1150" svg:viewBox="0 0 2301 2101">
          <text:p/>
        </draw:connector>
        <draw:custom-shape draw:style-name="gr14" draw:text-style-name="P3" xml:id="id8" draw:id="id8" draw:layer="layout" svg:width="4.7cm" svg:height="1cm" svg:x="14.501cm" svg:y="7.123cm">
          <text:p text:style-name="P1"><text:span text:style-name="T1">New Log Line?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26cm" svg:y1="6.491cm" svg:x2="16.851cm" svg:y2="7.123cm" draw:start-shape="id7" draw:start-glue-point="3" draw:end-shape="id8" draw:end-glue-point="0" svg:d="M18826 6491h-1975v632" svg:viewBox="0 0 1976 633">
          <text:p/>
        </draw:connector>
        <draw:connector draw:style-name="gr9" draw:text-style-name="P5" draw:layer="layout" svg:x1="9.793cm" svg:y1="8.197cm" svg:x2="14.501cm" svg:y2="7.623cm" draw:start-shape="id9" draw:start-glue-point="1" draw:end-shape="id8" draw:end-glue-point="3" svg:d="M9793 8197h2354v-574h2354" svg:viewBox="0 0 4709 575">
          <text:p/>
        </draw:connector>
        <draw:frame draw:style-name="gr15" draw:text-style-name="P13" draw:layer="layout" svg:width="4.3cm" svg:height="1.949cm" svg:x="16.8cm" svg:y="12.651cm">
          <draw:text-box>
            <text:p text:style-name="P8"><text:span text:style-name="T2">HTTP Logdna</text:span></text:p>
            <text:p text:style-name="P8"><text:span text:style-name="T2">Protocol</text:span></text:p>
          </draw:text-box>
        </draw:frame>
        <draw:connector draw:style-name="gr9" draw:text-style-name="P5" draw:layer="layout" svg:x1="16.851cm" svg:y1="8.123cm" svg:x2="21.3cm" svg:y2="12.5cm" draw:start-shape="id8" draw:start-glue-point="2" draw:end-shape="id10" draw:end-glue-point="3" svg:d="M16851 8123v4377h4449" svg:viewBox="0 0 4450 4378">
          <text:p/>
        </draw:connector>
        <draw:connector draw:style-name="gr16" draw:text-style-name="P5" xml:id="id11" draw:id="id11" draw:layer="layout" svg:x1="16.7cm" svg:y1="4.6cm" svg:x2="16.667cm" svg:y2="3.495cm" draw:start-shape="id6" draw:start-glue-point="1" svg:d="M16700 4600h514v-1105h-547" svg:viewBox="0 0 548 1106">
          <text:p/>
        </draw:connector>
        <draw:connector draw:style-name="gr9" draw:text-style-name="P5" draw:layer="layout" svg:x1="16.667cm" svg:y1="3.495cm" svg:x2="13.6cm" svg:y2="4.1cm" draw:start-shape="id11" draw:start-glue-point="3" draw:end-shape="id6" draw:end-glue-point="0" svg:d="M16667 3495h-3067v605" svg:viewBox="0 0 3068 606">
          <text:p/>
        </draw:connector>
        <draw:frame draw:style-name="gr17" draw:text-style-name="P14" draw:layer="layout" svg:width="1.306cm" svg:height="1.077cm" svg:x="15.594cm" svg:y="2.4cm">
          <draw:text-box>
            <text:p text:style-name="P11"><text:span text:style-name="T2">No</text:span></text:p>
          </draw:text-box>
        </draw:frame>
        <draw:connector draw:style-name="gr16" draw:text-style-name="P5" xml:id="id7" draw:id="id7" draw:layer="layout" svg:x1="19.201cm" svg:y1="7.623cm" svg:x2="18.826cm" svg:y2="6.491cm" draw:start-shape="id8" draw:start-glue-point="1" svg:d="M19201 7623h514v-1132h-889" svg:viewBox="0 0 890 1133">
          <text:p/>
        </draw:connector>
        <draw:frame draw:style-name="gr17" draw:text-style-name="P14" draw:layer="layout" svg:width="1.306cm" svg:height="1.077cm" svg:x="18.401cm" svg:y="5.446cm">
          <draw:text-box>
            <text:p text:style-name="P11"><text:span text:style-name="T2">No</text:span></text:p>
          </draw:text-box>
        </draw:frame>
        <draw:connector draw:style-name="gr9" draw:text-style-name="P5" draw:layer="layout" svg:x1="13.6cm" svg:y1="5.1cm" svg:x2="14.501cm" svg:y2="7.623cm" draw:start-shape="id6" draw:end-shape="id8" draw:end-glue-point="3" svg:d="M13600 5100v2523h901" svg:viewBox="0 0 902 2524">
          <text:p/>
        </draw:connector>
        <draw:frame draw:style-name="gr18" draw:text-style-name="P14" draw:layer="layout" svg:width="1.501cm" svg:height="1.077cm" svg:x="13.7cm" svg:y="5.646cm">
          <draw:text-box>
            <text:p text:style-name="P11"><text:span text:style-name="T2">Yes</text:span></text:p>
          </draw:text-box>
        </draw:frame>
        <draw:frame draw:style-name="gr18" draw:text-style-name="P14" draw:layer="layout" svg:width="1.501cm" svg:height="1.077cm" svg:x="15.1cm" svg:y="8.423cm">
          <draw:text-box>
            <text:p text:style-name="P11"><text:span text:style-name="T2">Yes</text:span></text:p>
          </draw:text-box>
        </draw:frame>
        <draw:frame draw:style-name="gr19" draw:text-style-name="P6" draw:layer="layout" svg:width="4.5cm" svg:height="1.077cm" svg:x="9.2cm" svg:y="2.924cm">
          <draw:text-box>
            <text:p>HTTP Socket</text:p>
          </draw:text-box>
        </draw:frame>
        <draw:frame draw:style-name="gr20" draw:text-style-name="P6" draw:layer="layout" svg:width="5.586cm" svg:height="1.903cm" svg:x="6.914cm" svg:y="5.701cm">
          <draw:text-box>
            <text:p>Protobuf encoded</text:p>
            <text:p>FiFo File</text:p>
          </draw:text-box>
        </draw:frame>
        <draw:custom-shape draw:style-name="gr3" draw:text-style-name="P2" xml:id="id10" draw:id="id10" draw:layer="layout" svg:width="4.7cm" svg:height="1cm" svg:x="21.3cm" svg:y="12cm">
          <text:p text:style-name="P1"><text:span text:style-name="T1">Logdna Serve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4" draw:text-style-name="P2" xml:id="id12" draw:id="id12" draw:layer="layout" svg:width="5.2cm" svg:height="1cm" svg:x="3cm" svg:y="2cm">
          <text:p text:style-name="P1"><text:span text:style-name="T1">Docker Daemon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3" draw:id="id13" draw:layer="layout" svg:width="4.9cm" svg:height="1cm" svg:x="10.1cm" svg:y="4.3cm">
          <text:p text:style-name="P1"><text:span text:style-name="T1">Async Runti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2.5cm" svg:x2="10.1cm" svg:y2="4.8cm" draw:start-shape="id12" draw:start-glue-point="1" draw:end-shape="id13" draw:end-glue-point="3" svg:d="M8200 2500h950v2300h950" svg:viewBox="0 0 1901 2301">
          <text:p/>
        </draw:connector>
        <draw:custom-shape draw:style-name="gr22" draw:text-style-name="P3" xml:id="id14" draw:id="id14" draw:layer="layout" svg:width="4.5cm" svg:height="1cm" svg:x="18.1cm" svg:y="5.5cm">
          <text:p text:style-name="P1"><text:span text:style-name="T1">HTTP-Handler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5" draw:id="id15" draw:layer="layout" svg:width="5.3cm" svg:height="1cm" svg:x="18.1cm" svg:y="8.5cm">
          <text:p text:style-name="P1"><text:span text:style-name="T1">FiFo File Handl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cm" svg:y1="4.8cm" svg:x2="18.1cm" svg:y2="6cm" draw:start-shape="id13" draw:start-glue-point="1" draw:end-shape="id14" draw:end-glue-point="3" svg:d="M15000 4800h1550v1200h1550" svg:viewBox="0 0 3101 1201">
          <text:p/>
        </draw:connector>
        <draw:connector draw:style-name="gr9" draw:text-style-name="P5" draw:layer="layout" svg:x1="20.35cm" svg:y1="6.5cm" svg:x2="20.75cm" svg:y2="8.5cm" draw:start-shape="id14" draw:start-glue-point="2" draw:end-shape="id15" draw:end-glue-point="0" svg:d="M20350 6500v1000h400v1000" svg:viewBox="0 0 401 2001">
          <text:p/>
        </draw:connector>
        <draw:frame draw:style-name="gr24" draw:text-style-name="P12" draw:layer="layout" svg:width="3.063cm" svg:height="1.077cm" svg:x="20.937cm" svg:y="6.9cm">
          <draw:text-box>
            <text:p text:style-name="P11">&lt;create&gt;</text:p>
          </draw:text-box>
        </draw:frame>
        <draw:frame draw:style-name="gr25" draw:text-style-name="P12" draw:layer="layout" svg:width="2.669cm" svg:height="1.077cm" svg:x="19.131cm" svg:y="4.023cm">
          <draw:text-box>
            <text:p text:style-name="P11">Futures</text:p>
          </draw:text-box>
        </draw:frame>
        <draw:custom-shape draw:style-name="gr26" draw:text-style-name="P10" draw:layer="layout" svg:width="7cm" svg:height="6.2cm" svg:x="17.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5cm" svg:y1="4.8cm" svg:x2="18.1cm" svg:y2="9cm" draw:start-shape="id13" draw:start-glue-point="1" draw:end-shape="id15" draw:end-glue-point="3" svg:d="M15000 4800h1550v4200h1550" svg:viewBox="0 0 3101 4201">
          <text:p/>
        </draw:connector>
        <draw:frame draw:style-name="gr27" draw:text-style-name="P12" draw:layer="layout" svg:width="2.949cm" svg:height="1.077cm" svg:x="13.551cm" svg:y="7.123cm">
          <draw:text-box>
            <text:p text:style-name="P11">Wake up</text:p>
          </draw:text-box>
        </draw:frame>
        <draw:connector draw:style-name="gr9" draw:text-style-name="P5" draw:layer="layout" svg:x1="9.793cm" svg:y1="8.197cm" svg:x2="12.55cm" svg:y2="5.3cm" draw:start-shape="id16" draw:start-glue-point="1" draw:end-shape="id13" draw:end-glue-point="2" svg:d="M9793 8197h2757v-2897" svg:viewBox="0 0 2758 2898">
          <text:p/>
        </draw:connector>
        <draw:frame draw:style-name="gr20" draw:text-style-name="P6" draw:layer="layout" svg:width="5.586cm" svg:height="1.903cm" svg:x="6.914cm" svg:y="5.7cm">
          <draw:text-box>
            <text:p>Protobuf encoded</text:p>
            <text:p>FiFo File</text:p>
          </draw:text-box>
        </draw:frame>
        <draw:frame draw:style-name="gr19" draw:text-style-name="P6" draw:layer="layout" svg:width="4.5cm" svg:height="1.077cm" svg:x="9.2cm" svg:y="2.923cm">
          <draw:text-box>
            <text:p>HTTP Socket</text:p>
          </draw:text-box>
        </draw:frame>
        <draw:custom-shape draw:style-name="gr3" draw:text-style-name="P2" xml:id="id17" draw:id="id17" draw:layer="layout" svg:width="4.7cm" svg:height="1cm" svg:x="21.3cm" svg:y="12cm">
          <text:p text:style-name="P1"><text:span text:style-name="T1">Logdna Serv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75cm" svg:y1="9.5cm" svg:x2="21.3cm" svg:y2="12.5cm" draw:start-shape="id15" draw:start-glue-point="2" draw:end-shape="id17" draw:end-glue-point="3" svg:d="M20750 9500v3000h550" svg:viewBox="0 0 551 3001">
          <text:p/>
        </draw:connector>
        <draw:custom-shape draw:style-name="gr1" draw:text-style-name="P2" xml:id="id16" draw:id="id16" draw:layer="layout" svg:width="6.593cm" svg:height="1.006cm" svg:x="3.2cm" svg:y="7.694cm">
          <text:p text:style-name="P1"><text:span text:style-name="T1">Application Container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4.3cm" svg:height="1.949cm" svg:x="16.8cm" svg:y="12.652cm">
          <draw:text-box>
            <text:p text:style-name="P8"><text:span text:style-name="T2">HTTP Logdna</text:span></text:p>
            <text:p text:style-name="P8"><text:span text:style-name="T2">Protoco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IBM Plex Sans" svg:font-family="'IBM Plex Sans'" style:font-family-generic="roman" style:font-pitch="variable"/>
    <style:font-face style:name="IBM Plex Sans1" svg:font-family="'IBM Plex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3" svg:font-family="'IBM Plex Sans'" style:font-family-generic="swiss" style:font-pitch="variable"/>
    <style:font-face style:name="IBM Plex Sans2" svg:font-family="'IBM Plex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f62fe" draw:marker-start-width="0.2cm" draw:marker-start-center="false" draw:marker-end="Symmetric_20_Arrow" draw:marker-end-width="0.2cm" draw:marker-end-center="false" draw:fill="solid" draw:fill-color="#82c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IBM Plex Sans2" fo:font-family="'IBM Plex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3-11-23T09:32:09.687551121</meta:creation-date>
    <dc:date>2024-02-08T08:30:23.325289078</dc:date>
    <meta:editing-duration>PT5H19M3S</meta:editing-duration>
    <meta:editing-cycles>23</meta:editing-cycles>
    <meta:generator>LibreOffice/6.4.7.2$Linux_X86_64 LibreOffice_project/40$Build-2</meta:generator>
    <meta:document-statistic meta:object-count="51"/>
  </office:meta>
</office:document-meta>
</file>